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azwa waluty </text:p>
          </table:table-cell>
          <table:table-cell table:style-name="ce1" office:value-type="string" calcext:value-type="string">
            <text:p>Kod waluty </text:p>
          </table:table-cell>
          <table:table-cell table:style-name="ce1" office:value-type="string" calcext:value-type="string">
            <text:p>Kurs średni</text:p>
          </table:table-cell>
        </table:table-row>
        <table:table-row table:style-name="ro1">
          <table:table-cell office:value-type="string" calcext:value-type="string">
            <text:p>bat (Tajlandia) </text:p>
          </table:table-cell>
          <table:table-cell office:value-type="string" calcext:value-type="string">
            <text:p>1 THB </text:p>
          </table:table-cell>
          <table:table-cell office:value-type="float" office:value="0.1084" calcext:value-type="float">
            <text:p>0,1084</text:p>
          </table:table-cell>
        </table:table-row>
        <table:table-row table:style-name="ro1">
          <table:table-cell office:value-type="string" calcext:value-type="string">
            <text:p>dolar amerykański </text:p>
          </table:table-cell>
          <table:table-cell office:value-type="string" calcext:value-type="string">
            <text:p>1 USD </text:p>
          </table:table-cell>
          <table:table-cell office:value-type="float" office:value="1.1084" calcext:value-type="float">
            <text:p>1,1084</text:p>
          </table:table-cell>
        </table:table-row>
        <table:table-row table:style-name="ro1">
          <table:table-cell office:value-type="string" calcext:value-type="string">
            <text:p>dolar australijski </text:p>
          </table:table-cell>
          <table:table-cell office:value-type="string" calcext:value-type="string">
            <text:p>1 AUD </text:p>
          </table:table-cell>
          <table:table-cell office:value-type="float" office:value="2.1084" calcext:value-type="float">
            <text:p>2,1084</text:p>
          </table:table-cell>
        </table:table-row>
        <table:table-row table:style-name="ro1">
          <table:table-cell office:value-type="string" calcext:value-type="string">
            <text:p>dolar Hongkongu </text:p>
          </table:table-cell>
          <table:table-cell office:value-type="string" calcext:value-type="string">
            <text:p>1 HKD </text:p>
          </table:table-cell>
          <table:table-cell office:value-type="float" office:value="3.1084" calcext:value-type="float">
            <text:p>3,1084</text:p>
          </table:table-cell>
        </table:table-row>
        <table:table-row table:style-name="ro1">
          <table:table-cell office:value-type="string" calcext:value-type="string">
            <text:p>dolar kanadyjski </text:p>
          </table:table-cell>
          <table:table-cell office:value-type="string" calcext:value-type="string">
            <text:p>1 CAD </text:p>
          </table:table-cell>
          <table:table-cell office:value-type="float" office:value="4.1084" calcext:value-type="float">
            <text:p>4,1084</text:p>
          </table:table-cell>
        </table:table-row>
        <table:table-row table:style-name="ro1">
          <table:table-cell office:value-type="string" calcext:value-type="string">
            <text:p>dolar nowozelandzki </text:p>
          </table:table-cell>
          <table:table-cell office:value-type="string" calcext:value-type="string">
            <text:p>1 NZD </text:p>
          </table:table-cell>
          <table:table-cell office:value-type="float" office:value="5.1084" calcext:value-type="float">
            <text:p>5,1084</text:p>
          </table:table-cell>
        </table:table-row>
        <table:table-row table:style-name="ro1">
          <table:table-cell office:value-type="string" calcext:value-type="string">
            <text:p>dolar singapurski </text:p>
          </table:table-cell>
          <table:table-cell office:value-type="string" calcext:value-type="string">
            <text:p>1 SGD </text:p>
          </table:table-cell>
          <table:table-cell office:value-type="float" office:value="6.1084" calcext:value-type="float">
            <text:p>6,1084</text:p>
          </table:table-cell>
        </table:table-row>
        <table:table-row table:style-name="ro1">
          <table:table-cell office:value-type="string" calcext:value-type="string">
            <text:p>euro </text:p>
          </table:table-cell>
          <table:table-cell office:value-type="string" calcext:value-type="string">
            <text:p>1 EUR </text:p>
          </table:table-cell>
          <table:table-cell office:value-type="float" office:value="7.1084" calcext:value-type="float">
            <text:p>7,1084</text:p>
          </table:table-cell>
        </table:table-row>
        <table:table-row table:style-name="ro1">
          <table:table-cell office:value-type="string" calcext:value-type="string">
            <text:p>forint (Węgry) </text:p>
          </table:table-cell>
          <table:table-cell office:value-type="string" calcext:value-type="string">
            <text:p>100 HUF </text:p>
          </table:table-cell>
          <table:table-cell office:value-type="float" office:value="8.1084" calcext:value-type="float">
            <text:p>8,1084</text:p>
          </table:table-cell>
        </table:table-row>
        <table:table-row table:style-name="ro1">
          <table:table-cell office:value-type="string" calcext:value-type="string">
            <text:p>frank szwajcarski </text:p>
          </table:table-cell>
          <table:table-cell office:value-type="string" calcext:value-type="string">
            <text:p>1 CHF </text:p>
          </table:table-cell>
          <table:table-cell office:value-type="float" office:value="9.1084" calcext:value-type="float">
            <text:p>9,1084</text:p>
          </table:table-cell>
        </table:table-row>
        <table:table-row table:style-name="ro1">
          <table:table-cell office:value-type="string" calcext:value-type="string">
            <text:p>funt szterling </text:p>
          </table:table-cell>
          <table:table-cell office:value-type="string" calcext:value-type="string">
            <text:p>1 GBP </text:p>
          </table:table-cell>
          <table:table-cell office:value-type="float" office:value="10.1084" calcext:value-type="float">
            <text:p>10,1084</text:p>
          </table:table-cell>
        </table:table-row>
        <table:table-row table:style-name="ro1">
          <table:table-cell office:value-type="string" calcext:value-type="string">
            <text:p>hrywna (Ukraina) </text:p>
          </table:table-cell>
          <table:table-cell office:value-type="string" calcext:value-type="string">
            <text:p>1 UAH </text:p>
          </table:table-cell>
          <table:table-cell office:value-type="float" office:value="11.1084" calcext:value-type="float">
            <text:p>11,1084</text:p>
          </table:table-cell>
        </table:table-row>
        <table:table-row table:style-name="ro1">
          <table:table-cell office:value-type="string" calcext:value-type="string">
            <text:p>jen (Japonia) </text:p>
          </table:table-cell>
          <table:table-cell office:value-type="string" calcext:value-type="string">
            <text:p>100 JPY </text:p>
          </table:table-cell>
          <table:table-cell office:value-type="float" office:value="12.1084" calcext:value-type="float">
            <text:p>12,1084</text:p>
          </table:table-cell>
        </table:table-row>
        <table:table-row table:style-name="ro1">
          <table:table-cell office:value-type="string" calcext:value-type="string">
            <text:p>korona czeska </text:p>
          </table:table-cell>
          <table:table-cell office:value-type="string" calcext:value-type="string">
            <text:p>1 CZK </text:p>
          </table:table-cell>
          <table:table-cell office:value-type="float" office:value="13.1084" calcext:value-type="float">
            <text:p>13,1084</text:p>
          </table:table-cell>
        </table:table-row>
        <table:table-row table:style-name="ro1">
          <table:table-cell office:value-type="string" calcext:value-type="string">
            <text:p>korona duńska </text:p>
          </table:table-cell>
          <table:table-cell office:value-type="string" calcext:value-type="string">
            <text:p>1 DKK </text:p>
          </table:table-cell>
          <table:table-cell office:value-type="float" office:value="14.1084" calcext:value-type="float">
            <text:p>14,1084</text:p>
          </table:table-cell>
        </table:table-row>
        <table:table-row table:style-name="ro1">
          <table:table-cell office:value-type="string" calcext:value-type="string">
            <text:p>korona islandzka </text:p>
          </table:table-cell>
          <table:table-cell office:value-type="string" calcext:value-type="string">
            <text:p>100 ISK </text:p>
          </table:table-cell>
          <table:table-cell office:value-type="float" office:value="15.1084" calcext:value-type="float">
            <text:p>15,1084</text:p>
          </table:table-cell>
        </table:table-row>
        <table:table-row table:style-name="ro1">
          <table:table-cell office:value-type="string" calcext:value-type="string">
            <text:p>korona norweska </text:p>
          </table:table-cell>
          <table:table-cell office:value-type="string" calcext:value-type="string">
            <text:p>1 NOK </text:p>
          </table:table-cell>
          <table:table-cell office:value-type="float" office:value="16.1084" calcext:value-type="float">
            <text:p>16,1084</text:p>
          </table:table-cell>
        </table:table-row>
        <table:table-row table:style-name="ro1">
          <table:table-cell office:value-type="string" calcext:value-type="string">
            <text:p>korona szwedzka </text:p>
          </table:table-cell>
          <table:table-cell office:value-type="string" calcext:value-type="string">
            <text:p>1 SEK </text:p>
          </table:table-cell>
          <table:table-cell office:value-type="float" office:value="17.1084" calcext:value-type="float">
            <text:p>17,1084</text:p>
          </table:table-cell>
        </table:table-row>
        <table:table-row table:style-name="ro1">
          <table:table-cell office:value-type="string" calcext:value-type="string">
            <text:p>kuna (Chorwacja) </text:p>
          </table:table-cell>
          <table:table-cell office:value-type="string" calcext:value-type="string">
            <text:p>1 HRK </text:p>
          </table:table-cell>
          <table:table-cell office:value-type="float" office:value="18.1084" calcext:value-type="float">
            <text:p>18,1084</text:p>
          </table:table-cell>
        </table:table-row>
        <table:table-row table:style-name="ro1">
          <table:table-cell office:value-type="string" calcext:value-type="string">
            <text:p>lej rumuński </text:p>
          </table:table-cell>
          <table:table-cell office:value-type="string" calcext:value-type="string">
            <text:p>1 RON </text:p>
          </table:table-cell>
          <table:table-cell office:value-type="float" office:value="19.1084" calcext:value-type="float">
            <text:p>19,1084</text:p>
          </table:table-cell>
        </table:table-row>
        <table:table-row table:style-name="ro1">
          <table:table-cell office:value-type="string" calcext:value-type="string">
            <text:p>lew (Bułgaria) </text:p>
          </table:table-cell>
          <table:table-cell office:value-type="string" calcext:value-type="string">
            <text:p>1 BGN </text:p>
          </table:table-cell>
          <table:table-cell office:value-type="float" office:value="20.1084" calcext:value-type="float">
            <text:p>20,1084</text:p>
          </table:table-cell>
        </table:table-row>
        <table:table-row table:style-name="ro1">
          <table:table-cell office:value-type="string" calcext:value-type="string">
            <text:p>lira turecka </text:p>
          </table:table-cell>
          <table:table-cell office:value-type="string" calcext:value-type="string">
            <text:p>1 TRY </text:p>
          </table:table-cell>
          <table:table-cell office:value-type="float" office:value="21.1084" calcext:value-type="float">
            <text:p>21,1084</text:p>
          </table:table-cell>
        </table:table-row>
        <table:table-row table:style-name="ro1">
          <table:table-cell office:value-type="string" calcext:value-type="string">
            <text:p>nowy izraelski szekel </text:p>
          </table:table-cell>
          <table:table-cell office:value-type="string" calcext:value-type="string">
            <text:p>1 ILS </text:p>
          </table:table-cell>
          <table:table-cell office:value-type="float" office:value="22.1084" calcext:value-type="float">
            <text:p>22,1084</text:p>
          </table:table-cell>
        </table:table-row>
        <table:table-row table:style-name="ro1">
          <table:table-cell office:value-type="string" calcext:value-type="string">
            <text:p>peso chilijskie </text:p>
          </table:table-cell>
          <table:table-cell office:value-type="string" calcext:value-type="string">
            <text:p>100 CLP </text:p>
          </table:table-cell>
          <table:table-cell office:value-type="float" office:value="23.1084" calcext:value-type="float">
            <text:p>23,1084</text:p>
          </table:table-cell>
        </table:table-row>
        <table:table-row table:style-name="ro1">
          <table:table-cell office:value-type="string" calcext:value-type="string">
            <text:p>peso filipińskie </text:p>
          </table:table-cell>
          <table:table-cell office:value-type="string" calcext:value-type="string">
            <text:p>1 PHP </text:p>
          </table:table-cell>
          <table:table-cell office:value-type="float" office:value="24.1084" calcext:value-type="float">
            <text:p>24,1084</text:p>
          </table:table-cell>
        </table:table-row>
        <table:table-row table:style-name="ro1">
          <table:table-cell office:value-type="string" calcext:value-type="string">
            <text:p>peso meksykańskie </text:p>
          </table:table-cell>
          <table:table-cell office:value-type="string" calcext:value-type="string">
            <text:p>1 MXN </text:p>
          </table:table-cell>
          <table:table-cell office:value-type="float" office:value="25.1084" calcext:value-type="float">
            <text:p>25,1084</text:p>
          </table:table-cell>
        </table:table-row>
        <table:table-row table:style-name="ro1">
          <table:table-cell office:value-type="string" calcext:value-type="string">
            <text:p>rand (Republika Południowej Afryki) </text:p>
          </table:table-cell>
          <table:table-cell office:value-type="string" calcext:value-type="string">
            <text:p>1 ZAR </text:p>
          </table:table-cell>
          <table:table-cell office:value-type="float" office:value="26.1084" calcext:value-type="float">
            <text:p>26,1084</text:p>
          </table:table-cell>
        </table:table-row>
        <table:table-row table:style-name="ro1">
          <table:table-cell office:value-type="string" calcext:value-type="string">
            <text:p>real (Brazylia) </text:p>
          </table:table-cell>
          <table:table-cell office:value-type="string" calcext:value-type="string">
            <text:p>1 BRL </text:p>
          </table:table-cell>
          <table:table-cell office:value-type="float" office:value="27.1084" calcext:value-type="float">
            <text:p>27,1084</text:p>
          </table:table-cell>
        </table:table-row>
        <table:table-row table:style-name="ro1">
          <table:table-cell office:value-type="string" calcext:value-type="string">
            <text:p>ringgit (Malezja) </text:p>
          </table:table-cell>
          <table:table-cell office:value-type="string" calcext:value-type="string">
            <text:p>1 MYR </text:p>
          </table:table-cell>
          <table:table-cell office:value-type="float" office:value="28.1084" calcext:value-type="float">
            <text:p>28,1084</text:p>
          </table:table-cell>
        </table:table-row>
        <table:table-row table:style-name="ro1">
          <table:table-cell office:value-type="string" calcext:value-type="string">
            <text:p>rubel rosyjski </text:p>
          </table:table-cell>
          <table:table-cell office:value-type="string" calcext:value-type="string">
            <text:p>1 RUB </text:p>
          </table:table-cell>
          <table:table-cell office:value-type="float" office:value="29.1084" calcext:value-type="float">
            <text:p>29,1084</text:p>
          </table:table-cell>
        </table:table-row>
        <table:table-row table:style-name="ro1">
          <table:table-cell office:value-type="string" calcext:value-type="string">
            <text:p>rupia indonezyjska </text:p>
          </table:table-cell>
          <table:table-cell office:value-type="string" calcext:value-type="string">
            <text:p>10000 IDR </text:p>
          </table:table-cell>
          <table:table-cell office:value-type="float" office:value="30.1084" calcext:value-type="float">
            <text:p>30,1084</text:p>
          </table:table-cell>
        </table:table-row>
        <table:table-row table:style-name="ro1">
          <table:table-cell office:value-type="string" calcext:value-type="string">
            <text:p>rupia indyjska </text:p>
          </table:table-cell>
          <table:table-cell office:value-type="string" calcext:value-type="string">
            <text:p>100 INR </text:p>
          </table:table-cell>
          <table:table-cell office:value-type="float" office:value="31.1084" calcext:value-type="float">
            <text:p>31,1084</text:p>
          </table:table-cell>
        </table:table-row>
        <table:table-row table:style-name="ro1">
          <table:table-cell office:value-type="string" calcext:value-type="string">
            <text:p>won południowokoreański </text:p>
          </table:table-cell>
          <table:table-cell office:value-type="string" calcext:value-type="string">
            <text:p>100 KRW </text:p>
          </table:table-cell>
          <table:table-cell office:value-type="float" office:value="32.1084" calcext:value-type="float">
            <text:p>32,1084</text:p>
          </table:table-cell>
        </table:table-row>
        <table:table-row table:style-name="ro1">
          <table:table-cell office:value-type="string" calcext:value-type="string">
            <text:p>yuan renminbi (Chiny) </text:p>
          </table:table-cell>
          <table:table-cell office:value-type="string" calcext:value-type="string">
            <text:p>1 CNY </text:p>
          </table:table-cell>
          <table:table-cell office:value-type="float" office:value="33.1084" calcext:value-type="float">
            <text:p>33,1084</text:p>
          </table:table-cell>
        </table:table-row>
        <table:table-row table:style-name="ro1">
          <table:table-cell office:value-type="string" calcext:value-type="string">
            <text:p>SDR (MFW) </text:p>
          </table:table-cell>
          <table:table-cell office:value-type="string" calcext:value-type="string">
            <text:p>1 XDR </text:p>
          </table:table-cell>
          <table:table-cell office:value-type="float" office:value="5.0264" calcext:value-type="float">
            <text:p>5,02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27:20.699352164</meta:creation-date>
    <dc:date>2017-12-04T10:33:50.008584190</dc:date>
    <meta:editing-duration>PT6M29S</meta:editing-duration>
    <meta:editing-cycles>1</meta:editing-cycles>
    <meta:document-statistic meta:table-count="1" meta:cell-count="108" meta:object-count="0"/>
    <meta:generator>LibreOffice/5.4.1.2$Linux_X86_64 LibreOffice_project/40m0$Build-2</meta:generator>
  </office:meta>
</office:document-meta>
</file>